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b1cb" officeooo:paragraph-rsid="001fb1cb"/>
    </style:style>
    <style:style style:name="P2" style:family="paragraph" style:parent-style-name="Standard" style:list-style-name="L1">
      <style:text-properties officeooo:rsid="001ffeb4" officeooo:paragraph-rsid="001ffeb4"/>
    </style:style>
    <style:style style:name="P3" style:family="paragraph" style:parent-style-name="Standard" style:list-style-name="L1">
      <style:text-properties officeooo:rsid="001ffeb4" officeooo:paragraph-rsid="0021756d"/>
    </style:style>
    <style:style style:name="P4" style:family="paragraph" style:parent-style-name="Standard" style:list-style-name="L1">
      <style:text-properties officeooo:paragraph-rsid="001ffeb4"/>
    </style:style>
    <style:style style:name="P5" style:family="paragraph" style:parent-style-name="Standard" style:list-style-name="L1">
      <style:text-properties fo:font-weight="normal" officeooo:paragraph-rsid="001ffeb4" style:font-weight-asian="normal" style:font-weight-complex="normal"/>
    </style:style>
    <style:style style:name="P6" style:family="paragraph" style:parent-style-name="Standard">
      <style:paragraph-properties fo:text-align="center" style:justify-single-word="false"/>
      <style:text-properties fo:font-size="16pt" fo:font-weight="bold" officeooo:rsid="001fb1cb" officeooo:paragraph-rsid="001fb1cb" style:font-size-asian="16pt" style:font-weight-asian="bold" style:font-size-complex="16pt" style:font-weight-complex="bold"/>
    </style:style>
    <style:style style:name="P7" style:family="paragraph" style:parent-style-name="Standard" style:list-style-name="L1">
      <style:text-properties officeooo:rsid="00268aad" officeooo:paragraph-rsid="00268aad"/>
    </style:style>
    <style:style style:name="T1" style:family="text">
      <style:text-properties officeooo:rsid="001ffeb4"/>
    </style:style>
    <style:style style:name="T2" style:family="text">
      <style:text-properties fo:font-weight="bold" officeooo:rsid="001ffeb4" style:font-weight-asian="bold" style:font-weight-complex="bold"/>
    </style:style>
    <style:style style:name="T3" style:family="text">
      <style:text-properties officeooo:rsid="0021756d"/>
    </style:style>
    <style:style style:name="T4" style:family="text">
      <style:text-properties officeooo:rsid="00236f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text:span text:style-name="T4">N</text:span>ote about <text:span text:style-name="T4">G</text:span>rammar</text:p>
      <text:p text:style-name="P1"/>
      <text:p text:style-name="P1">One of the keys to good communication is understanding the structure of sentences. It may surprise you, but many students struggle with this, making grammar an important area for some additional study. Grammar can help both native and non-native English speakers to write more clearly. A native English speaker often has an intuitive understanding of sentence structure, but a deeper study of grammar can help guide her and give her a vocabulary for analysis. For a non-native speaker, grammar can be particularly useful as it defines the “rules of the road” for constructing sentences.</text:p>
      <text:p text:style-name="P1"/>
      <text:p text:style-name="P1">Here are some resources for learning more about grammar:</text:p>
      <text:list xml:id="list267365936" text:style-name="L1">
        <text:list-item>
          <text:p text:style-name="P5"><text:span text:style-name="T1">“The elements of style”, W. Strunk and E. B. White. Classic book on writing. Strongly recommended. </text:span></text:p>
          <text:list>
            <text:list-item>
              <text:p text:style-name="P4">Available in the BYU libarary: <text:a xlink:type="simple" xlink:href="https://search.lib.byu.edu/byu/record/cat.3532739.item.31197226406061?holding=fpjzm9o4xly9ykv6" text:style-name="Internet_20_link" text:visited-style-name="Visited_20_Internet_20_Link">PE 1408 .S772 2004b</text:a> </text:p>
            </text:list-item>
          </text:list>
        </text:list-item>
        <text:list-item>
          <text:p text:style-name="P2">Kahn Academy course on grammar: <text:a xlink:type="simple" xlink:href="https://www.khanacademy.org/humanities/grammar" text:style-name="Internet_20_link" text:visited-style-name="Visited_20_Internet_20_Link">https://www.khanacademy.org/humanities/grammar</text:a></text:p>
          <text:list>
            <text:list-item>
              <text:p text:style-name="P2">This is very good. I highly recommend it.</text:p>
            </text:list-item>
          </text:list>
        </text:list-item>
        <text:list-item>
          <text:p text:style-name="P2">YouTube videos on diagramming sentences: <text:a xlink:type="simple" xlink:href="https://www.youtube.com/watch?v=hSK6qvWE0pQ" text:style-name="Internet_20_link" text:visited-style-name="Visited_20_Internet_20_Link">https://www.youtube.com/watch?v=hSK6qvWE0pQ</text:a></text:p>
        </text:list-item>
        <text:list-item>
          <text:p text:style-name="P3">“<text:span text:style-name="T3">Trees, maps and theorems”, Jean Luc Doumont. This is a book on scientific communication. Strongly recommended.</text:span></text:p>
          <text:list>
            <text:list-item>
              <text:p text:style-name="P3"><text:a xlink:type="simple" xlink:href="https://www.principiae.be/book/" text:style-name="Internet_20_link" text:visited-style-name="Visited_20_Internet_20_Link">https://www.principiae.be/book/</text:a></text:p>
            </text:list-item>
          </text:list>
        </text:list-item>
        <text:list-item>
          <text:p text:style-name="P3">“<text:span text:style-name="T3">The Oxford English grammar”, Sidney Greenbaum. Authoritative reference on English grammar.</text:span></text:p>
        </text:list-item>
        <text:list-item>
          <text:p text:style-name="P7">“Complete English Grammar Rules: Examples, Exceptions, Exercises and Everything You Need to Master Proper Grammar.” The Farlex Grammar. <text:s/></text:p>
          <text:list>
            <text:list-item>
              <text:p text:style-name="P7"><text:a xlink:type="simple" xlink:href="https://www.amazon.com/Complete-English-Grammar-Rules-Exceptions/dp/1535399201/ref=tmm_pap_swatch_0?_encoding=UTF8&amp;qid=1600183494&amp;sr=8-2-spons" text:style-name="Internet_20_link" text:visited-style-name="Visited_20_Internet_20_Link">Amazon Link</text:a></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7T12:18:52.709742673</meta:creation-date>
    <dc:date>2020-09-17T12:39:13.181016868</dc:date>
    <meta:editing-duration>PT10M9S</meta:editing-duration>
    <meta:editing-cycles>5</meta:editing-cycles>
    <meta:generator>LibreOffice/6.0.7.3$Linux_X86_64 LibreOffice_project/00m0$Build-3</meta:generator>
    <meta:document-statistic meta:table-count="0" meta:image-count="0" meta:object-count="0" meta:page-count="1" meta:paragraph-count="13" meta:word-count="210" meta:character-count="1406" meta:non-whitespace-character-count="1215"/>
  </office:meta>
</office:document-meta>
</file>